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road">
      <style:graphic-properties draw:textarea-horizontal-align="center" draw:textarea-vertical-align="middle"/>
    </style:style>
    <style:style style:name="gr2" style:family="graphic" style:parent-style-name="rec_5f_traj">
      <style:graphic-properties draw:textarea-horizontal-align="center" draw:textarea-vertical-align="middle"/>
    </style:style>
    <style:style style:name="gr3" style:family="graphic" style:parent-style-name="real_5f_traj">
      <style:graphic-properties draw:textarea-horizontal-align="center" draw:textarea-vertical-align="middle"/>
    </style:style>
    <style:style style:name="gr4" style:family="graphic" style:parent-style-name="obs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65cm" svg:y1="12.086cm" svg:x2="10.795cm" svg:y2="2.412cm">
          <text:p/>
        </draw:line>
        <draw:line draw:style-name="gr1" draw:text-style-name="P1" draw:layer="layout" svg:x1="11.8cm" svg:y1="9.285cm" svg:x2="1.88cm" svg:y2="-0.635cm">
          <text:p/>
        </draw:line>
        <draw:line draw:style-name="gr1" draw:text-style-name="P1" draw:layer="layout" svg:x1="7.62cm" svg:y1="-0.37cm" svg:x2="-1.67cm" svg:y2="8.92cm">
          <text:p/>
        </draw:line>
        <draw:line draw:style-name="gr1" draw:text-style-name="P1" draw:layer="layout" svg:x1="8.355cm" svg:y1="11.325cm" svg:x2="-1.17cm" svg:y2="1.8cm">
          <text:p/>
        </draw:line>
        <draw:polyline draw:style-name="gr2" draw:text-style-name="P1" draw:layer="layout" svg:width="14.41cm" svg:height="3.591cm" draw:transform="skewX (-7.1966382909945E-017) rotate (2.35619449019234) translate (9.1250000000076cm 12.0949999999985cm)" svg:viewBox="0 0 14411 3592" draw:points="0,3592 5388,3592 5388,0 9878,0 9878,3592 14411,3592">
          <text:p/>
        </draw:polyline>
        <draw:line draw:style-name="gr3" draw:text-style-name="P1" draw:layer="layout" svg:x1="11.865cm" svg:y1="9.255cm" svg:x2="1.27cm" svg:y2="-1.34cm">
          <text:p/>
        </draw:line>
        <draw:custom-shape draw:style-name="gr4" draw:text-style-name="P1" draw:layer="layout" svg:width="0.635cm" svg:height="0.635cm" svg:x="4.045cm" svg:y="0.6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635cm" svg:x="6.685cm" svg:y="5.4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635cm" svg:x="8.586cm" svg:y="6.8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1.404cm" svg:height="0.962cm" svg:x="8.29cm" svg:y="7.777cm">
          <draw:text-box>
            <text:p>t=1</text:p>
          </draw:text-box>
        </draw:frame>
        <draw:frame draw:style-name="gr5" draw:layer="layout" svg:width="1.404cm" svg:height="0.962cm" svg:x="5.39cm" svg:y="4.777cm">
          <draw:text-box>
            <text:p>t=2</text:p>
          </draw:text-box>
        </draw:frame>
        <draw:frame draw:style-name="gr5" draw:layer="layout" svg:width="1.404cm" svg:height="0.962cm" svg:x="4.59cm" svg:y="0.077cm">
          <draw:text-box>
            <text:p>t=3</text:p>
          </draw:text-box>
        </draw:frame>
        <draw:custom-shape draw:style-name="gr4" draw:text-style-name="P1" draw:layer="layout" svg:width="1.936cm" svg:height="0.644cm" draw:transform="rotate (-0.752585973459955) translate (6.491cm 2.151cm)">
          <text:p/>
          <draw:enhanced-geometry svg:viewBox="0 0 21600 21600" draw:mirror-vertical="true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5cm" svg:stroke-color="#cccccc" draw:marker-start-width="1.05cm" draw:marker-end-width="1.05cm" draw:fill-gradient-name="Gradient_20_7" draw:fill-hatch-name="Hatch_20_1" draw:fill-image-name="Bitmape_20_1"/>
    </style:style>
    <style:style style:name="obs" style:family="graphic" style:parent-style-name="standard">
      <style:graphic-properties draw:stroke="solid" draw:stroke-dash="Dash_20_2" draw:fill-color="#4c4c4c" draw:fill-gradient-name="Gradient_20_7" draw:fill-hatch-name="Hatch_20_1" draw:fill-image-name="Bitmape_20_1" draw:opacity="60%" draw:fill-image-width="0cm" draw:fill-image-height="0cm" draw:shadow-opacity="60%"/>
    </style:style>
    <style:style style:name="real_5f_traj" style:display-name="real_traj" style:family="graphic" style:parent-style-name="standard">
      <style:graphic-properties draw:stroke="dash" draw:stroke-dash="_32__20_Dots_20_1_20_Dash" svg:stroke-width="0.1cm" draw:marker-start-width="0.45cm" draw:marker-end-width="0.45cm" draw:fill-gradient-name="Gradient_20_7" draw:fill-hatch-name="Hatch_20_1" draw:fill-image-name="Bitmape_20_1"/>
    </style:style>
    <style:style style:name="rec_5f_traj" style:display-name="rec_traj" style:family="graphic">
      <style:graphic-properties draw:stroke="solid" draw:stroke-dash="Fine_20_Dashed" svg:stroke-width="0.1cm" draw:marker-start-width="0.35cm" draw:marker-end-width="0.35cm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8T22:49:21</meta:creation-date>
    <meta:generator>LibreOffice/3.5$Linux_X86_64 LibreOffice_project/350m1$Build-403</meta:generator>
    <dc:date>2013-01-22T16:00:05</dc:date>
    <meta:editing-duration>PT29M41S</meta:editing-duration>
    <meta:editing-cycles>13</meta:editing-cycles>
    <meta:document-statistic meta:object-count="13"/>
  </office:meta>
</office:document-meta>
</file>